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387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ab-stops>
          <style:tab-stop style:position="3.387cm"/>
        </style:tab-stops>
      </style:paragraph-properties>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margin-left="1.725cm" fo:margin-right="0cm" fo:text-align="start" style:justify-single-word="false" fo:text-indent="-0.621cm" style:auto-text-indent="false">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margin-left="0.346cm" fo:margin-right="0cm" fo:text-align="start" style:justify-single-word="false" fo:text-indent="-0.092cm" style:auto-text-indent="false">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1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1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list-style-name="L8">
      <style:text-properties fo:font-size="12pt" style:font-size-asian="12pt" style:font-size-complex="12pt"/>
    </style:style>
    <style:style style:name="P20" style:family="paragraph" style:parent-style-name="Standard" style:list-style-name="L11">
      <style:text-properties fo:font-size="12pt" style:font-size-asian="12pt" style:font-size-complex="12pt"/>
    </style:style>
    <style:style style:name="P21" style:family="paragraph" style:parent-style-name="Standard" style:list-style-name="L11">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list-style-name="L3">
      <style:paragraph-properties fo:text-align="start" style:justify-single-word="false">
        <style:tab-stops/>
      </style:paragraph-properties>
    </style:style>
    <style:style style:name="P23" style:family="paragraph" style:parent-style-name="Standard" style:list-style-name="L7"/>
    <style:style style:name="P24" style:family="paragraph" style:parent-style-name="Standard" style:list-style-name="L10">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25" style:family="paragraph" style:parent-style-name="Standard" style:list-style-name="L2">
      <style:paragraph-properties fo:margin-left="1.725cm" fo:margin-right="0cm" fo:text-align="start" style:justify-single-word="false" fo:text-indent="-0.621cm" style:auto-text-indent="false">
        <style:tab-stops/>
      </style:paragraph-properties>
      <style:text-properties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style:text-underline-style="none"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1.27cm"/>
      </text:list-level-style-bullet>
      <text:list-level-style-bullet text:level="3" text:style-name="Bullet_20_Symbols" style:num-suffix="." text:bullet-char="▪">
        <style:list-level-properties text:space-before="1.27cm"/>
      </text:list-level-style-bullet>
      <text:list-level-style-bullet text:level="4" text:style-name="Bullet_20_Symbols" style:num-suffix="." text:bullet-char="•">
        <style:list-level-properties text:space-before="1.27cm"/>
      </text:list-level-style-bullet>
      <text:list-level-style-bullet text:level="5" text:style-name="Bullet_20_Symbols" style:num-suffix="." text:bullet-char="◦">
        <style:list-level-properties text:space-before="1.27cm"/>
      </text:list-level-style-bullet>
      <text:list-level-style-bullet text:level="6" text:style-name="Bullet_20_Symbols" style:num-suffix="." text:bullet-char="▪">
        <style:list-level-properties text:space-before="1.27cm"/>
      </text:list-level-style-bullet>
      <text:list-level-style-bullet text:level="7" text:style-name="Bullet_20_Symbols" style:num-suffix="." text:bullet-char="•">
        <style:list-level-properties text:space-before="1.27cm"/>
      </text:list-level-style-bullet>
      <text:list-level-style-bullet text:level="8" text:style-name="Bullet_20_Symbols" style:num-suffix="." text:bullet-char="◦">
        <style:list-level-properties text:space-before="1.27cm"/>
      </text:list-level-style-bullet>
      <text:list-level-style-bullet text:level="9" text:style-name="Bullet_20_Symbols" style:num-suffix="." text:bullet-char="▪">
        <style:list-level-properties text:space-before="1.27cm"/>
      </text:list-level-style-bullet>
      <text:list-level-style-bullet text:level="10" text:style-name="Bullet_20_Symbols" style:num-suffix="." text:bullet-char="•">
        <style:list-level-properties text:space-before="1.27cm"/>
      </text:list-level-style-bullet>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Mobile Version Website</text:p>
      <text:p text:style-name="P1"/>
      <text:p text:style-name="P4"><text:span text:style-name="T2">Purpose:</text:span> To create mobile based website which can run in all mobile browser. We will create 2 version of website. One for Normal and Second for Mobile version.</text:p>
      <text:p text:style-name="P4"/>
      <text:list text:style-name="L1">
        <text:list-item>
          <text:p text:style-name="P9">Here we use two domain for two types of websites.</text:p>
        </text:list-item>
      </text:list>
      <text:list text:style-name="L2">
        <text:list-item>
          <text:p text:style-name="P25">njtest2 for normal websites</text:p>
        </text:list-item>
        <text:list-item>
          <text:p text:style-name="P25">m.njtest2 for mobile base websites</text:p>
        </text:list-item>
      </text:list>
      <text:p text:style-name="P7">[<text:span text:style-name="T3"> Add '192.168.3.13 m.njtest2' <text:s/>into your system's /etc/hosts file for make m.njtest2 domain at your system locally just for testing purpose.</text:span>]</text:p>
      <text:p text:style-name="P7"/>
      <text:p text:style-name="P8">Note: <text:span text:style-name="T3"><text:s/>Demo exist at njtest2 server. To test that you need mobile emulator at your desktop and setting <text:s/>for /etc/hosts file which discussed before this point only.</text:span></text:p>
      <text:list text:style-name="L3">
        <text:list-item>
          <text:p text:style-name="P22"><text:span text:style-name="T6">Normal Website: <text:s/></text:span><text:a xlink:type="simple" xlink:href="http://njtest2/rnd_sample/index.php"><text:span text:style-name="T7">http://njtest2/rnd_sample/index.php</text:span></text:a></text:p>
        </text:list-item>
        <text:list-item>
          <text:p text:style-name="P22"><text:span text:style-name="T6">Mobile Website: <text:s text:c="2"/></text:span><text:a xlink:type="simple" xlink:href="http://m.njtest2/rnd_sample/mobile/index.php"><text:span text:style-name="T7">http://m.njtest2/rnd_sample/mobile/index.php</text:span></text:a></text:p>
        </text:list-item>
      </text:list>
      <text:p text:style-name="P7"/>
      <text:p text:style-name="P4"><text:span text:style-name="T2">Step 1</text:span>: Skip Device Identification &amp; Redirection. [how can I skip this check]</text:p>
      <text:list text:style-name="L4">
        <text:list-item>
          <text:p text:style-name="P10">Set session variable <text:s/>“mobile_filter_skip = true” for skip checking of device identification and redirection.</text:p>
        </text:list-item>
      </text:list>
      <text:p text:style-name="P4"/>
      <text:p text:style-name="P4"><text:span text:style-name="T2">Step 2:</text:span> Apply Checking for specific Project/Folder level. [how can I skip it for special case / apply only<text:tab/>to specific page]</text:p>
      <text:list text:style-name="L5">
        <text:list-item>
          <text:p><text:span text:style-name="T4">njtest2/html/rnd_sample/mobile_filter.php</text:span><text:span text:style-name="T3"> file contains list of folder for which mobile version exist. </text:span></text:p>
        </text:list-item>
        <text:list-item>
          <text:p text:style-name="P11">Add full server path of your project into this file for perform device checking for all pages of that specified project/folder.[ Ex: /var/www/html/rnd_sample/mobile]</text:p>
        </text:list-item>
      </text:list>
      <text:list text:style-name="L6">
        <text:list-item>
          <text:p text:style-name="P12">System will check weather requested project exist in mobile_filter.php file? </text:p>
        </text:list-item>
        <text:list-item>
          <text:p text:style-name="P12">If project exist in file, it will perform Device identification and redirection steps other wise directally return that requested page.</text:p>
        </text:list-item>
        <text:list-item>
          <text:p text:style-name="P12">System will not perform device checking other than projects mention into mobile_filter.php file.</text:p>
        </text:list-item>
      </text:list>
      <text:p text:style-name="P4"/>
      <text:p text:style-name="P2">Step 3<text:span text:style-name="T3">: Perform Device Identification and Redirection.</text:span></text:p>
      <text:p text:style-name="P2"><text:span text:style-name="T3"><text:tab/>[</text:span><text:span text:style-name="T3">how redirection will be done and how to give default page for particular device]<text:tab/></text:span></text:p>
      <text:p text:style-name="P4"/>
      <text:list text:style-name="L7">
        <text:list-item>
          <text:p text:style-name="P13">The USER_AGENT variable of request header contains device information. Using which we can identify weather request come from Mobile or PC. <text:s/><text:tab/></text:p>
        </text:list-item>
        <text:list-item>
          <text:p text:style-name="P13"><text:span text:style-name="T1"><text:s/>njtest2/html/rnd_sample/checkmobile.php</text:span> file contains code for device identification and also contains code for redirect request to its respective version's website's home page.</text:p>
        </text:list-item>
        <text:list-item>
          <text:p text:style-name="P23"><text:span text:style-name="T6"><text:s/>Ex: From mobile browser if URL: </text:span><text:a xlink:type="simple" xlink:href="http://localhost:81/mobile/Report/Main.php"><text:span text:style-name="T7">http://njtest2/rnd_sample/mobile/index.php</text:span></text:a></text:p>
        </text:list-item>
      </text:list>
      <text:list text:style-name="L8">
        <text:list-header>
          <text:p><text:span text:style-name="T6">it will redirect request to URL: </text:span><text:a xlink:type="simple" xlink:href="http://m.njtest2/rnd_sample/mobile/index.php"><text:span text:style-name="T5">http://m.njtest2/rnd_sample/mobile/index.php</text:span></text:a></text:p>
        </text:list-header>
      </text:list>
      <text:list text:style-name="L7">
        <text:list-item text:start-value="1">
          <text:p text:style-name="P23"><text:span text:style-name="T5">Ex: From PC browser if URL: </text:span><text:a xlink:type="simple" xlink:href="http://m.njtest2/rnd_sample/mobile/index.php"><text:span text:style-name="T5">http://m.njtest2/rnd_sample/mobile/index.php</text:span></text:a></text:p>
          <text:p text:style-name="P23"><text:span text:style-name="T5">it will redirect request to URL: </text:span><text:a xlink:type="simple" xlink:href="http://m.njtest2/rnd_sample/mobile/index.php"><text:span text:style-name="T6">http://njtest2/rnd_sample/index.php</text:span></text:a></text:p>
        </text:list-item>
      </text:list>
      <text:list text:style-name="L8">
        <text:list-header>
          <text:p text:style-name="P19">[Here, rnd_sample folder contains files for normal version while rnd_sample/mobile directory contains files for mobile version.]</text:p>
          <text:p text:style-name="P19"/>
          <text:p text:style-name="P19"/>
        </text:list-header>
      </text:list>
      <text:p text:style-name="P18"><text:soft-page-break/></text:p>
      <text:p text:style-name="P4"><text:span text:style-name="T2">Step 4</text:span>: Configure httpd.conf file</text:p>
      <text:p text:style-name="P4"/>
      <text:list text:style-name="L9">
        <text:list-item>
          <text:p text:style-name="P14">Write following line into httpd.conf file of server.</text:p>
        </text:list-item>
      </text:list>
      <text:p text:style-name="P4"><text:tab/><text:bookmark-start text:name="DDE_LINK"/>php_value auto_prepend_file "/var/www/html/rnd_sample/checkmobile.php"<text:bookmark-end text:name="DDE_LINK"/></text:p>
      <text:p text:style-name="P4"><text:s text:c="9"/>[Here checkmobile.php file will executed before execute any page of <text:s/>server which contains Device Identification,Redirection,Filtration.]</text:p>
      <text:p text:style-name="P4"/>
      <text:p text:style-name="P4"><text:span text:style-name="T2">Step 5</text:span>: Mostly mobile understand xhtml language. So, make xhtml file for Mobile version.</text:p>
      <text:p text:style-name="P4"/>
      <text:list text:style-name="L10">
        <text:list-item>
          <text:p text:style-name="P15">Set Content-type as xhtml. <text:s/>Ex: header('Content-type: application/xhtml+xml');</text:p>
        </text:list-item>
        <text:list-item>
          <text:p text:style-name="P15">Declare page is XHTML at the top of the page using following code.</text:p>
        </text:list-item>
        <text:list-item>
          <text:p text:style-name="P15">Ex: &lt;?xml version=\"1.0\" encoding=\"UTF-8\"?&gt; </text:p>
        </text:list-item>
        <text:list-item>
          <text:p text:style-name="P24"><text:span text:style-name="T5">&lt;!DOCTYPE html PUBLIC \"-//WAPFORUM//DTD XHTML Mobile 1.2//EN\" \"</text:span><text:a xlink:type="simple" xlink:href="http://www.openmobilealliance.org/tech/DTD/xhtml-mobile12.dtd"><text:span text:style-name="T5">http://www.openmobilealliance.org/tech/DTD/xhtml-mobile12.dtd</text:span></text:a><text:span text:style-name="T5">\"&gt;</text:span></text:p>
          <text:p text:style-name="P15"/>
        </text:list-item>
        <text:list-item>
          <text:p text:style-name="P15">There are some rules for make xhtml file which are describe at end of this document.</text:p>
        </text:list-item>
      </text:list>
      <text:list text:style-name="L11">
        <text:list-header>
          <text:p text:style-name="P16"/>
        </text:list-header>
      </text:list>
      <text:p text:style-name="P5"><text:span text:style-name="T1">Note</text:span>: <text:span text:style-name="T1">xhtml.php</text:span> file contains code for generate xhtml file. The file which need to make xhtml version file for mobile website, need to just required xhtml.php file at top of that file only. </text:p>
      <text:p text:style-name="P3"/>
      <text:list text:style-name="L11">
        <text:list-header>
          <text:p text:style-name="P21">Rules of XHTML File</text:p>
          <text:p text:style-name="P21"/>
        </text:list-header>
        <text:list-item>
          <text:p text:style-name="P16"><text:bookmark text:name="intelliTxt"/>Declare that your page is XHTML at the top of the page</text:p>
          <text:p><text:span text:style-name="T6">Ex:</text:span><text:bookmark text:name="intelliTxt1"/><text:span text:style-name="T5">&lt;?xml version="1.0" encoding="iso-8859-1"?&gt;&lt;!DOCTYPE html PUBLIC "-//W3C//DTD XHTML 1.0 Transitional//EN" "</text:span><text:a xlink:type="simple" xlink:href="http://www.w3.org/TR/xhtml1/DTD/xhtml1-transitional.dtd"><text:span text:style-name="T5">http://www.w3.org/TR/xhtml1/DTD/xhtml1-transitional.dtd</text:span></text:a><text:span text:style-name="T5">"&gt;</text:span></text:p>
          <text:p text:style-name="P20"/>
        </text:list-item>
        <text:list-item>
          <text:p text:style-name="P16">Tags must be closed properly.</text:p>
          <text:p text:style-name="P20"><text:span text:style-name="T3">Ex: </text:span><text:bookmark text:name="intelliTxt3"/><text:span text:style-name="T3">&lt;div&gt;Text&lt;/div&gt;</text:span></text:p>
          <text:p text:style-name="P16"/>
        </text:list-item>
        <text:list-item>
          <text:p text:style-name="P16">If there is no closing tag (as in meta tags) end the tag with a space and a forward slash, </text:p>
          <text:p text:style-name="P16"><text:bookmark text:name="intelliTxt4"/>Ex:&lt;meta name="Description" content="Article” /&gt;</text:p>
          <text:p text:style-name="P16"/>
        </text:list-item>
        <text:list-item>
          <text:p text:style-name="P20"><text:bookmark text:name="intelliTxt5"/><text:span text:style-name="T3">Use lower case tags and attributes and </text:span><text:span text:style-name="T3">Value of attributes must be enclosed within quotation marks</text:span></text:p>
          <text:p text:style-name="P20"><text:span text:style-name="T3">Ex:</text:span><text:bookmark text:name="intelliTxt6"/><text:span text:style-name="T3">&lt;div id="border1" class="border1"&gt;</text:span></text:p>
        </text:list-item>
      </text:list>
      <text:p text:style-name="P4"/>
      <text:list text:style-name="L11">
        <text:list-item text:start-value="1">
          <text:p text:style-name="P16">Tags must be nested properly</text:p>
          <text:p text:style-name="P20"><text:span text:style-name="T3">Ex:</text:span><text:bookmark text:name="intelliTxt8"/><text:span text:style-name="T3">&lt;div&gt;&lt;p&gt;Text&lt;/p&gt;&lt;/div&gt;</text:span></text:p>
        </text:list-item>
      </text:list>
      <text:p text:style-name="P4"/>
      <text:list text:style-name="L11">
        <text:list-item text:start-value="1">
          <text:p text:style-name="P16">No attribute minimization is allowed.</text:p>
          <text:p text:style-name="P16">Ex: &lt;input type="checkbox" checked /&gt; <text:s/>will not work. </text:p>
          <text:p text:style-name="P16">Use &lt;input type="checkbox" checked=”checked” /&gt;</text:p>
          <text:p text:style-name="P16"/>
        </text:list-item>
      </text:list>
      <text:p text:style-name="P6"><text:span text:style-name="T4">Note:</text:span><text:span text:style-name="T3"> xhtml parser will gives parsing error if any rule of xhtml violated.</text:span></text:p>
      <text:p text:style-name="P4"/>
      <text:p text:style-name="P4">For detail information of xhtml use following links:</text:p>
      <text:p text:style-name="P4"/>
      <text:list text:style-name="L12">
        <text:list-item>
          <text:p><text:a xlink:type="simple" xlink:href="http://www.developershome.com/wap/xhtmlmp/xhtml_mp_tutorial.asp?page=syntaxRules"><text:span text:style-name="T6">http://www.developershome.com/wap/xhtmlmp/xhtml_mp_tutorial.asp</text:span></text:a></text:p>
          <text:p text:style-name="P17"><text:soft-page-break/></text:p>
        </text:list-item>
        <text:list-item>
          <text:p><text:a xlink:type="simple" xlink:href="http://www.tek-tips.com/faqs.cfm?fid=3903"><text:span text:style-name="T6">http://www.tek-tips.com/faqs.cfm?fid=3903</text:span></text:a></text:p>
          <text:p text:style-name="P17"/>
        </text:list-item>
        <text:list-item>
          <text:p text:style-name="P17">http://research.nokia.com/files/XHTMLinMobileApplicationDevelopment.pdf</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10-10-07T10:24:19</meta:creation-date>
    <dc:date>2010-10-09T12:10:08</dc:date>
    <meta:editing-cycles>105</meta:editing-cycles>
    <meta:editing-duration>PT4H28M36S</meta:editing-duration>
    <meta:user-defined meta:name="Info 1"/>
    <meta:user-defined meta:name="Info 2"/>
    <meta:user-defined meta:name="Info 3"/>
    <meta:user-defined meta:name="Info 4"/>
    <meta:document-statistic meta:table-count="0" meta:image-count="0" meta:object-count="0" meta:page-count="3" meta:paragraph-count="56" meta:word-count="629" meta:character-count="4554"/>
  </office:meta>
</office:document-meta>
</file>